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2c1" officeooo:paragraph-rsid="001a3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1:00:51.856343044</meta:creation-date>
    <dc:date>2024-11-07T11:01:12.539314381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24.2.6.2$Linux_X86_64 LibreOffice_project/420$Build-2</meta:generator>
  </office:meta>
</office:document-meta>
</file>